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4">
      <style:text-properties fo:font-style="normal" style:font-style-asian="normal" style:font-style-complex="normal"/>
    </style:style>
    <style:style style:name="P15" style:family="paragraph" style:parent-style-name="Standard" style:list-style-name="L5"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 style:list-style-name="L4">
      <style:text-properties fo:font-style="italic" style:font-style-asian="italic" style:font-style-complex="italic"/>
    </style:style>
    <style:style style:name="P17" style:family="paragraph" style:parent-style-name="Standard" style:list-style-name="L5">
      <style:text-properties fo:font-style="italic" style:font-style-asian="italic" style:font-style-complex="italic"/>
    </style:style>
    <style:style style:name="P18" style:family="paragraph" style:parent-style-name="Standard" style:list-style-name="L7">
      <style:text-properties fo:font-style="italic" style:font-style-asian="italic" style:font-style-complex="italic"/>
    </style:style>
    <style:style style:name="P19" style:family="paragraph" style:parent-style-name="Standard" style:list-style-name="L5"/>
    <style:style style:name="P20" style:family="paragraph" style:parent-style-name="Standard" style:list-style-name="L6"/>
    <style:style style:name="P21" style:family="paragraph" style:parent-style-name="Standard" style:list-style-name="L6">
      <style:text-properties fo:font-size="9pt" fo:font-style="normal" style:font-size-asian="9pt" style:font-style-asian="normal" style:font-size-complex="9pt" style:font-style-complex="normal"/>
    </style:style>
    <style:style style:name="P22" style:family="paragraph" style:parent-style-name="Standard" style:list-style-name="L6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23" style:family="paragraph" style:parent-style-name="Standard" style:list-style-name="L4">
      <style:paragraph-properties fo:margin-left="0.9846in" fo:margin-right="0in" fo:text-indent="-0.25in" style:auto-text-indent="false"/>
      <style:text-properties fo:font-style="italic" style:font-style-asian="italic" style:font-style-complex="italic"/>
    </style:style>
    <style:style style:name="P24" style:family="paragraph" style:parent-style-name="Standard" style:list-style-name="L4">
      <style:paragraph-properties fo:margin-left="0.4925in" fo:margin-right="0in" fo:text-indent="-0.25in" style:auto-text-indent="false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font-size="9pt" fo:font-style="normal" style:font-size-asian="9pt" style:font-style-asian="normal" style:font-size-complex="9pt" style:font-style-complex="normal"/>
    </style:style>
    <style:style style:name="T12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1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apter 7</text:p>
      <text:p text:style-name="P8">---</text:p>
      <text:p text:style-name="P7">Package Management</text:p>
      <text:p text:style-name="Standard"><text:line-break/><text:span text:style-name="T1">R</text:span>ed Hat <text:span text:style-name="T1">P</text:span>acket <text:span text:style-name="T1">M</text:span>anager (RPM) - </text:p>
      <text:list xml:id="list5485593522476664527" text:style-name="L1">
        <text:list-item>
          <text:p text:style-name="P10">Software is managed in discrete packages.</text:p>
        </text:list-item>
        <text:list-item>
          <text:p text:style-name="P10">RPM manages conflicts between packages. <text:s/></text:p>
        </text:list-item>
        <text:list-item>
          <text:p text:style-name="P10">An RPM package includes instructions for adding, removing, and upgrading package files.</text:p>
        </text:list-item>
        <text:list-item>
          <text:p text:style-name="P10">Can back up key config files before upgrades/removals.</text:p>
        </text:list-item>
        <text:list-item>
          <text:p text:style-name="P10">Can identify the currently installed version of any RPM-based application.</text:p>
        </text:list-item>
        <text:list-item>
          <text:p text:style-name="P10">Maintains an MD5 checksum of each file.</text:p>
        </text:list-item>
      </text:list>
      <text:p text:style-name="Standard"/>
      <text:p text:style-name="Standard">Note that RPM will not install a package if dependencies are shown. <text:s/>They must be installed first. <text:s/>Likewise, RPM will not delete a package if any other packages depend on the software you're trying to uninstall.</text:p>
      <text:p text:style-name="Standard"/>
      <text:p text:style-name="Standard">rpm -V <text:span text:style-name="T2">package</text:span> - Determine whether any file from the RPM package has changed.</text:p>
      <text:list xml:id="list5596677893312429656" text:style-name="L2">
        <text:list-item>
          <text:p text:style-name="P11">rpm -i <text:span text:style-name="T2">package</text:span> - Installs the package if it isn't installed.</text:p>
        </text:list-item>
        <text:list-item>
          <text:p text:style-name="P11">rpm -U <text:span text:style-name="T2">package</text:span> - Upgrades package or installs it if an earlier version isn't already installed.</text:p>
        </text:list-item>
        <text:list-item>
          <text:p text:style-name="P11">rpm -F <text:span text:style-name="T2">package</text:span> - Upgrades existing packages only.</text:p>
        </text:list-item>
        <text:list-item>
          <text:p text:style-name="P11">-vh - verbose mode and hash marks that help track progress.</text:p>
        </text:list-item>
        <text:list-item>
          <text:p text:style-name="P11">-e - uninstall/erase package </text:p>
        </text:list-item>
        <text:list-item>
          <text:p text:style-name="P11">--force - Necessary to “downgrade” to an older package version.</text:p>
        </text:list-item>
        <text:list-item>
          <text:p text:style-name="P11">-qa<text:span text:style-name="T5"> - Verify that a package is installed.</text:span></text:p>
        </text:list-item>
      </text:list>
      <text:p text:style-name="Standard"/>
      <text:p text:style-name="Standard">Main RHNetwork Repositories</text:p>
      <text:p text:style-name="Standard">========================================</text:p>
      <text:list xml:id="list2369495769804135836" text:style-name="L3">
        <text:list-item>
          <text:p text:style-name="P12">RHEL Server - Main repository</text:p>
        </text:list-item>
        <text:list-item>
          <text:p text:style-name="P12">RHN Tools - management of RHN connections, virtualization tools and utilities for automating Kickstart installation on virtual machines.</text:p>
        </text:list-item>
        <text:list-item>
          <text:p text:style-name="P12">RHN Server Supplementary - Collection of packages that are not open source. <text:s/>Java, Acrobat Reader, etc.</text:p>
        </text:list-item>
        <text:list-item>
          <text:p text:style-name="P12">RHEL Server Optional - Packages not normally associated with server systems. <text:s/>Desktop packages, etc.</text:p>
        </text:list-item>
        <text:list-item>
          <text:p text:style-name="P12">RHEL V2VWIN - supports reading Microsoft-formatted partitions on RHEL virtual machines.</text:p>
          <text:p text:style-name="P12"/>
        </text:list-item>
      </text:list>
      <text:p text:style-name="Standard">Access to RHN repos is enabled in rhnplugin.conf file in /etc/yum/pluginconf.d/. <text:s/>The GNU Privacy Guard Key (GPG) is stored in the /etc/pki/rpm-gpg directory.<text:line-break/><text:line-break/><text:span text:style-name="T1">Examples</text:span></text:p>
      <text:p text:style-name="Standard"><text:span text:style-name="T2">rpm -ivh </text:span><text:a xlink:type="simple" xlink:href="ftp://ftp.rpmdownloads.com/pub/foo.rpm"><text:span text:style-name="T2">ftp://ftp.rpmdownloads.com/pub/foo.rpm</text:span></text:a> - Installs foo.rpm package (in verbose mode, with hash marks) from the /pub directory of the FTP server at ftp.rpmdownloads.com.</text:p>
      <text:p text:style-name="Standard"><text:span text:style-name="T2">rpm -ivh </text:span><text:a xlink:type="simple" xlink:href="ftp://ftp.rpmdownloads.com/pub/foo.rpm"><text:span text:style-name="T2">ftp://jreid:sweetp@ssw0rdbr0@ftp.rpmdownloads.com/pub/foo.rpm</text:span></text:a><text:span text:style-name="T2"> - </text:span><text:span text:style-name="T5">Same as above, for FTP servers that require username and password.</text:span></text:p>
      <text:p text:style-name="Standard"><text:span text:style-name="T2">rpm --import /etc/pki/rpm-gpg/RPM-GPG-KEY-redhat-release</text:span><text:span text:style-name="T6"> - Import a GPG key from RHN, with valid subscription.</text:span></text:p>
      <text:p text:style-name="Standard"><text:span text:style-name="T3">rpm -qa gpg-pubkey</text:span><text:span text:style-name="T6"> - Verify that the gpg key is installed.</text:span><text:line-break/><text:soft-page-break/></text:p>
      <text:p text:style-name="Standard"/>
      <text:p text:style-name="Standard"><text:span text:style-name="T1">Y</text:span>ellow dog <text:span text:style-name="T1">U</text:span>pdater, <text:span text:style-name="T1">M</text:span>odified (YUM) - Maintains a database regarding the proper way to add, upgrade, and remove packages to avoid the “dependency hell” of RPM.</text:p>
      <text:list xml:id="list8490375274273625934" text:style-name="L4">
        <text:list-item>
          <text:p text:style-name="P13">Uses subscribed RHN channels and any other repositories configured in /etc/yum.repos.d directory.</text:p>
          <text:p text:style-name="P14"/>
        </text:list-item>
      </text:list>
      <text:p text:style-name="Standard"/>
      <text:list xml:id="list271338263" text:continue-numbering="true" text:style-name="L4">
        <text:list-item>
          <text:p text:style-name="P13"><text:span text:style-name="T14">yum info $package</text:span> works like <text:span text:style-name="T2">rpm -qi $package</text:span><text:span text:style-name="T5">, except rpm only works if the package is already installed.</text:span></text:p>
        </text:list-item>
        <text:list-item>
          <text:p text:style-name="P16">yum install $package<text:span text:style-name="T5"> - Will update $package, or install it if $package isn't already present.</text:span></text:p>
        </text:list-item>
        <text:list-item>
          <text:p text:style-name="P16">yum update $package<text:span text:style-name="T5"> - Will update $package, but not install it if it isn't already present.</text:span></text:p>
        </text:list-item>
        <text:list-item>
          <text:p text:style-name="P16"><text:span text:style-name="T10">yum erase $package</text:span><text:span text:style-name="T5"> - Uninstalls $package, plus dependencies.</text:span></text:p>
        </text:list-item>
        <text:list-item>
          <text:p text:style-name="P16">yum whatprovides */*$filename<text:span text:style-name="T5"> -</text:span></text:p>
        </text:list-item>
        <text:list-item>
          <text:p text:style-name="P23">yum whatprovides /etc/init/*<text:span text:style-name="T5">- Returns the RPM associated with files in /etc/init/</text:span></text:p>
        </text:list-item>
        <text:list-item>
          <text:p text:style-name="P16">yum grouplist<text:span text:style-name="T5"> “$groupname”- Lists all packages in a package group, as defined by .xml files on /repodata on a RHEL 6 DVD. <text:s/>Note that some packages in a group may be marked optional, and will have to be listed specifically to be installed, instead of simply </text:span>yum install $groupname<text:span text:style-name="T5">.</text:span></text:p>
        </text:list-item>
        <text:list-item>
          <text:p text:style-name="P16">yum groupinstall “$groupname” -x $package<text:span text:style-name="T5"> - Installs $groupname but excludes $package in that group.</text:span></text:p>
        </text:list-item>
        <text:list-item>
          <text:p text:style-name="P24">yum clean all<text:span text:style-name="T5"> - Flushes the current cache of headers, allowing you to resynchronize headers with configured repositories without having to wait the 90m before the cache is flushed (as defined by the </text:span><text:span text:style-name="T11">metadata_expires</text:span><text:span text:style-name="T5"> directive in </text:span><text:span text:style-name="T11">/etc/yum.conf</text:span><text:span text:style-name="T5">).</text:span></text:p>
        </text:list-item>
        <text:list-item>
          <text:p text:style-name="P13"><text:span text:style-name="T2">yum-config-manager</text:span> - Lists yum configuration directives and their current values. <text:s/>Requires yum-utils package.</text:p>
        </text:list-item>
        <text:list-item>
          <text:p text:style-name="P13"><text:span text:style-name="T2">yumdownloader</text:span> - Probably not necessary. <text:s/>Pg. 444</text:p>
          <text:p text:style-name="P13"/>
        </text:list-item>
      </text:list>
      <text:p text:style-name="Standard"/>
      <text:p text:style-name="Standard">Examples</text:p>
      <text:p text:style-name="P2">yum install gcc redhat-rpm-config patchutils elfutils-libelf-devel</text:p>
      <text:p text:style-name="Standard"/>
      <text:p text:style-name="Standard">/etc/yum.conf</text:p>
      <text:p text:style-name="Standard">========================================</text:p>
      <text:list xml:id="list3580584767035912922" text:style-name="L5">
        <text:list-item>
          <text:p text:style-name="P19"><text:span text:style-name="T2">[main]</text:span> - Header. <text:s/>Suggests that all directives that follow apply globally to yum.</text:p>
        </text:list-item>
        <text:list-item>
          <text:p text:style-name="P19"><text:span text:style-name="T2">cachedir=/var/cache/yum/$basearch/$releaseversion </text:span><text:span text:style-name="T5">- Specifies where caches of packages, package lists, and related databases are downloaded.</text:span></text:p>
        </text:list-item>
        <text:list-item>
          <text:p text:style-name="P19"><text:span text:style-name="T2">keepcache </text:span><text:span text:style-name="T5">- boolean, specifies whether yum actually stores downloaded headers and packages to the directory specified by cachedir. </text:span></text:p>
        </text:list-item>
        <text:list-item>
          <text:p text:style-name="P17">debuglevel =2<text:span text:style-name="T5">- Determines detail level [0-&gt;10] for logs, and location.</text:span></text:p>
          <text:p text:style-name="P17">logfile=/var/log/yum.log</text:p>
        </text:list-item>
        <text:list-item>
          <text:p text:style-name="P15">More shit listed on pg 429. <text:s/>Cull out whats relevant.</text:p>
        </text:list-item>
      </text:list>
      <text:p text:style-name="P4"/>
      <text:p text:style-name="Standard">/etc/yum/pluginconf.d</text:p>
      <text:p text:style-name="P3">========================================</text:p>
      <text:p text:style-name="P3"/>
      <text:list xml:id="list239092860994079038" text:style-name="L6">
        <text:list-item>
          <text:p text:style-name="P20"><text:span text:style-name="T7">rhnplugin.conf</text:span><text:span text:style-name="T8"> - Enables access and GPG check for access to RHN</text:span></text:p>
          <text:p text:style-name="P21">[main]</text:p>
          <text:p text:style-name="P21">enabled = 1</text:p>
          <text:p text:style-name="P21"><text:soft-page-break/>gpgcheck = 1</text:p>
        </text:list-item>
        <text:list-item>
          <text:p text:style-name="P20"><text:span text:style-name="T12">refresh-packagekit.conf</text:span><text:span text:style-name="T13"> - Connects yum system to PackageKit.</text:span></text:p>
          <text:p text:style-name="P22">[main]</text:p>
          <text:p text:style-name="P22">enabled=1</text:p>
        </text:list-item>
        <text:list-item>
          <text:p text:style-name="P20"><text:span text:style-name="T12">refresh-packagekit.conf</text:span><text:span text:style-name="T13"> - Connects yum system to PackageKit.</text:span></text:p>
          <text:p text:style-name="P22">[main]</text:p>
          <text:p text:style-name="P22">enabled=1</text:p>
        </text:list-item>
      </text:list>
      <text:p text:style-name="Standard"/>
      <text:p text:style-name="Standard">.conf file</text:p>
      <text:p text:style-name="Standard">[header]</text:p>
      <text:p text:style-name="Standard">name=</text:p>
      <text:p text:style-name="Standard">baseurl= - Works with HTTP and FTP, as well as local directories or NFS shares.</text:p>
      <text:p text:style-name="Standard">enabled= - Boolean switch to enable/disable a repo without having to remove it. <text:s/>1=enabled.</text:p>
      <text:p text:style-name="Standard">gpgcheck= - Boolean switch to enable/disable checks for GPG signatures of each package to be downloaded.</text:p>
      <text:p text:style-name="Standard">gpgkey=<text:a xlink:type="simple" xlink:href="../../../../etc/pki/rpm-gpg/RPM-GPG-KEY/$var">file:///etc/pki/rpm-gpg/RPM-GPG-KEY/$var</text:a></text:p>
      <text:p text:style-name="Standard"/>
      <text:p text:style-name="P5">createrepo<text:span text:style-name="T9"> -</text:span> <text:span text:style-name="T9">creates repomd (xml-rpm-metadata) repository.</text:span></text:p>
      <text:p text:style-name="P9">-u --baseurl &lt;url&gt;</text:p>
      <text:p text:style-name="P9">-i --pkglist &lt;filename&gt; - specify a text file which contains the completel list of files to include in the repository.</text:p>
      <text:p text:style-name="P9">-g --groupfile &lt;groupfile&gt; - Points to a precreated .xml filename for group information.</text:p>
      <text:p text:style-name="P9"/>
      <text:p text:style-name="P5"><text:span text:style-name="T9">Note:</text:span> .repo files require a Header, a name, and a baseurl in order to function.</text:p>
      <text:p text:style-name="Standard">man yum.conf (scroll down to [repository] OPTIONS) - </text:p>
      <text:p text:style-name="Standard"><text:span text:style-name="T1">Example</text:span><text:span text:style-name="T10"> - T</text:span>o install from FTP and HTTP servers created in Ch 1.</text:p>
      <text:list xml:id="list3916015006182381487" text:style-name="L7">
        <text:list-item>
          <text:p text:style-name="P18">baseurl=ftp:/192.168.122.1/pub/inst</text:p>
        </text:list-item>
        <text:list-item>
          <text:p text:style-name="P18">baseurl=http:/192.168.122.1/inst</text:p>
        </text:list-item>
      </text:list>
      <text:p text:style-name="P2"/>
      <text:p text:style-name="P3">/repodata - Holds .xml file listing package groups.</text:p>
      <text:p text:style-name="P2"/>
      <text:p text:style-name="Standard"/>
      <text:p text:style-name="Standard"/>
      <text:p text:style-name="Standard"><text:line-break/><text:line-break/><text:span text:style-name="T4">Mount /dev/cdrom/media, find where/how files are located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03:09:51</meta:creation-date>
    <dc:date>2013-04-24T21:45:02</dc:date>
    <meta:editing-duration>P25DT14H40M6S</meta:editing-duration>
    <meta:editing-cycles>5</meta:editing-cycles>
    <meta:generator>OpenOffice.org/3.4.1$Unix OpenOffice.org_project/341m1$Build-9593</meta:generator>
    <meta:print-date>2013-04-24T20:52:39</meta:print-date>
    <meta:document-statistic meta:table-count="0" meta:image-count="0" meta:object-count="0" meta:page-count="3" meta:paragraph-count="84" meta:word-count="872" meta:character-count="5730"/>
  </office:meta>
</office:document-meta>
</file>